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/>
    <style:font-face style:name="StarSymbol" svg:font-family="StarSymbol"/>
    <style:font-face style:name="Bitstream Vera Sans Mono" svg:font-family="'Bitstream Vera Sans Mono'" style:font-family-generic="modern" style:font-pitch="fixed"/>
    <style:font-face style:name="DejaVu Sans Mono" svg:font-family="'DejaVu Sans Mono'" style:font-adornments="Book" style:font-family-generic="swiss" style:font-pitch="fixed"/>
    <style:font-face style:name="MgOpen Cosmetica" svg:font-family="'MgOpen Cosmetica'" style:font-adornments="Standard" style:font-pitch="variable"/>
    <style:font-face style:name="DejaVu Sans2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Heading">
      <style:paragraph-properties fo:text-align="end" style:justify-single-word="false"/>
    </style:style>
    <style:style style:name="P2" style:family="paragraph" style:parent-style-name="Text_20_body">
      <style:text-properties fo:font-style="normal" style:font-style-asian="normal" style:font-style-complex="normal"/>
    </style:style>
    <style:style style:name="P3" style:family="paragraph" style:parent-style-name="Heading_20_1">
      <style:text-properties fo:font-style="normal" style:font-style-asian="normal" style:font-style-complex="normal"/>
    </style:style>
    <style:style style:name="P4" style:family="paragraph" style:parent-style-name="Heading_20_1">
      <style:paragraph-properties fo:break-before="column"/>
    </style:style>
    <style:style style:name="P5" style:family="paragraph" style:parent-style-name="List" style:list-style-name="L1"/>
    <style:style style:name="P6" style:family="paragraph" style:parent-style-name="List" style:list-style-name="L2"/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ki2xhtml Guidelines<text:line-break/>for translators</text:p>
      <text:h text:style-name="P4" text:outline-level="1">Workings</text:h>
      <text:p text:style-name="Text_20_body">wiki2xhtml reads the translated texts from text files with the extension .po (PO stands for <text:span text:style-name="T2">Portable Object</text:span> <text:span text:style-name="T3">). Later on, this files will be needed for generating Java classes, but that is not important for the translation.</text:span></text:p>
      <text:p text:style-name="Text_20_body"><text:span text:style-name="T3">The localized </text:span><text:span text:style-name="Source_20_Text"><text:span text:style-name="T3">.po</text:span></text:span><text:span text:style-name="T3"> files are named after a special schema: First the language, then the country, if there are local differences. The German language file is therefore simply called </text:span><text:span text:style-name="Source_20_Text"><text:span text:style-name="T3">de.po</text:span></text:span><text:span text:style-name="T3">, the Swiss German </text:span><text:span text:style-name="Source_20_Text"><text:span text:style-name="T3">de_CH.po</text:span></text:span><text:span text:style-name="T3">.</text:span></text:p>
      <text:p text:style-name="Text_20_body"><text:span text:style-name="T3">The .po iles have to be refreshed or even initially generated before translation can begin. For that, all </text:span><text:span text:style-name="Source_20_Text"><text:span text:style-name="T3">.java</text:span></text:span><text:span text:style-name="T3"> files—the source code files—are searched for text which has to be translated. All this text pieces are then put into the file </text:span><text:span text:style-name="Source_20_Text"><text:span text:style-name="T3">keys.pot</text:span></text:span><text:span text:style-name="T3">, which is a collection of all text pieces to be translated.</text:span></text:p>
      <text:p text:style-name="Text_20_body"><text:span text:style-name="T3">After this step, the localized </text:span><text:span text:style-name="Source_20_Text"><text:span text:style-name="T3">.po</text:span></text:span><text:span text:style-name="T3"> files are synchronized with the file </text:span><text:span text:style-name="Source_20_Text"><text:span text:style-name="T3">keys.pot</text:span></text:span><text:span text:style-name="T3"> and now are up-to-date. The translation may begin.</text:span></text:p>
      <text:h text:style-name="P3" text:outline-level="1">Work flow for wiki2xhtml</text:h>
      <text:p text:style-name="P2">The source code of wiki2xhtml lies on a Subversion repository. Subversion (SVN) is a version management system where changes may be compared and, if necessary, be undone by switching to an older version. Also, multiple users can work on a project at the same time—just like on Wikipedia.</text:p>
      <text:p text:style-name="P2">Before starting the translation, the newest version has to be checked out from the SVN repo. This by downloading the following directory with a SVN client:</text:p>
      <text:p text:style-name="Text_20_body"><text:a xlink:type="simple" xlink:href="https://wiki2xhtml.svn.sourceforge.net/svnroot/wiki2xhtml/trunk/wiki2xhtml-current/">https://wiki2xhtml.svn.sourceforge.net/svnroot/wiki2xhtml/trunk/wiki2xhtml-current/</text:a></text:p>
      <text:p text:style-name="Text_20_body">The language files are located in the directory <text:span text:style-name="Source_20_Text">wiki2xhtml-current/l10n/po</text:span>. Executing the script <text:span text:style-name="Source_20_Text">wiki2xhtml/lang-update.sh</text:span> will update the files as described above, and now you can start translating.</text:p>
      <text:p text:style-name="Text_20_body">After translation or at any other moment the language file can be uploaded. Only the translated language file should be uploaded as there can be trouble otherwise.<text:note text:id="ftn1" text:note-class="footnote"><text:note-citation>1</text:note-citation><text:note-body><text:p text:style-name="Endnote">Example: en_US.po and <text:span text:style-name="Source_20_Text">de_CH.po</text:span> are at revision 1460 (the revision number will be increased by one after each <text:span text:style-name="T1">commit;</text:span><text:span text:style-name="T3"> all files transferred during this action receive this revision number). User sepp updates the local files to this revision and starts translating. Now a second user, bush, comes and does exactly the same. Short time later bush has changed </text:span><text:span text:style-name="Source_20_Text"><text:span text:style-name="T3">en_US.po</text:span></text:span><text:span text:style-name="T3"> but als uploads </text:span><text:span text:style-name="Source_20_Text"><text:span text:style-name="T3">de_CH.po</text:span></text:span><text:span text:style-name="T3">. The revision number of this two files is now 1461. Now sepp wants to commit his changes at </text:span><text:span text:style-name="Source_20_Text"><text:span text:style-name="T3">de_CH.po</text:span></text:span><text:span text:style-name="T3"> too. Now here is the problem: The repo file is at revision 1461, but sepp wants to upload a modified version of 1460 what the system does not allow.<text:line-break/>The circumstancial solution in such a case is: sepp copies his translated file to a safe place (this copy is now called </text:span><text:span text:style-name="T1">backup</text:span><text:span text:style-name="T3">) and can overwrite the </text:span><text:span text:style-name="Source_20_Text"><text:span text:style-name="T3">de_CH.po</text:span></text:span><text:span text:style-name="T3"> unscrupulously by the (untranslated) server version. Now he copies </text:span><text:span text:style-name="T1">backup</text:span><text:span text:style-name="T3"> over the server version and can then upload his changes.</text:span></text:p></text:note-body></text:note></text:p>
      <text:p text:style-name="Text_20_body"><text:soft-page-break/>And, before starting your next translation: Don’t forget to update!</text:p>
      <text:h text:style-name="Heading_20_1" text:outline-level="1">Requirements</text:h>
      <text:p text:style-name="Text_20_body">For committing files to the Subversion repository, you need to have an account at <text:a xlink:type="simple" xlink:href="http://sourceforge.net/">http://sourceforge.net</text:a> and be a project member of wiki2xhtml. Reading, however, is possible for everyone.</text:p>
      <text:p text:style-name="Text_20_body">The script for updating the <text:span text:style-name="Source_20_Text">.po</text:span> files is a bash script for Linux. If you cannot update the file by yourself, please ask one of the team members to do it <text:span text:style-name="small">[or install Linux :)]</text:span>. The text which has to be translated won't change very fast, so that is no problem.</text:p>
      <text:h text:style-name="Heading_20_1" text:outline-level="1">Software</text:h>
      <text:p text:style-name="Text_20_body">Here a few programs which may be used for the translation if you don’t have one yet on your PC.</text:p>
      <text:p text:style-name="Text_20_body">To translate the <text:span text:style-name="Source_20_Text">.po</text:span> files:</text:p>
      <text:list text:style-name="L1">
        <text:list-item>
          <text:p text:style-name="P5"><text:a xlink:type="simple" xlink:href="http://kbabel.kde.org/">http://kbabel.kde.org/</text:a> – KBabel</text:p>
        </text:list-item>
        <text:list-item>
          <text:p text:style-name="P5"><text:a xlink:type="simple" xlink:href="http://www.poedit.net/">http://www.poedit.net/</text:a> – Poedit</text:p>
        </text:list-item>
      </text:list>
      <text:p text:style-name="Text_20_body">To access the SVN Repository:</text:p>
      <text:list text:style-name="L2">
        <text:list-item>
          <text:p text:style-name="P6"><text:a xlink:type="simple" xlink:href="http://subversion.tigris.org/">http://subversion.tigris.org/</text:a> – Subversion</text:p>
        </text:list-item>
        <text:list-item>
          <text:p text:style-name="P6"><text:a xlink:type="simple" xlink:href="http://kdesvn.alwins-world.de/">http://kdesvn.alwins-world.de/</text:a> – kdesv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/>
    <style:font-face style:name="StarSymbol" svg:font-family="StarSymbol"/>
    <style:font-face style:name="Bitstream Vera Sans Mono" svg:font-family="'Bitstream Vera Sans Mono'" style:font-family-generic="modern" style:font-pitch="fixed"/>
    <style:font-face style:name="DejaVu Sans Mono" svg:font-family="'DejaVu Sans Mono'" style:font-adornments="Book" style:font-family-generic="swiss" style:font-pitch="fixed"/>
    <style:font-face style:name="MgOpen Cosmetica" svg:font-family="'MgOpen Cosmetica'" style:font-adornments="Standard" style:font-pitch="variable"/>
    <style:font-face style:name="DejaVu Sans2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CH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CH" style:letter-kerning="true" style:font-name-asian="Bitstream Vera Sans" style:font-size-asian="10.5pt" style:language-asian="zxx" style:country-asian="none" style:font-name-complex="Bitstream Vera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cm" fo:margin-bottom="1.131cm" fo:text-align="end" style:justify-single-word="false" fo:background-color="transparent" fo:keep-with-next="always">
        <style:background-image/>
      </style:paragraph-properties>
      <style:text-properties style:font-name="MgOpen Cosmetica" fo:font-size="32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39cm"/>
      <style:text-properties fo:language="zxx" fo:country="none" style:font-size-asian="10.5pt"/>
    </style:style>
    <style:style style:name="List" style:family="paragraph" style:parent-style-name="Text_20_body" style:class="list">
      <style:paragraph-properties fo:margin-top="0cm" fo:margin-bottom="0.191cm"/>
      <style:text-properties style:font-name="DejaVu Sans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1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/>
    </style:style>
    <style:style style:name="Table_20_Contents" style:display-name="Table Contents" style:family="paragraph" style:parent-style-name="Standard" style:class="extra">
      <style:paragraph-properties fo:line-height="0.54cm" fo:background-color="#ccccff" style:shadow="none" text:number-lines="false" text:line-number="0">
        <style:background-image/>
      </style:paragraph-properties>
      <style:text-properties style:font-name="DejaVu Sans Mono" fo:font-size="11pt" style:font-size-asian="10.5pt"/>
    </style:style>
    <style:style style:name="Table_20_Heading" style:display-name="Table Heading" style:family="paragraph" style:parent-style-name="Table_20_Contents" style:class="extra">
      <style:paragraph-properties fo:margin-top="0cm" fo:margin-bottom="0cm" fo:line-height="0.7cm" fo:text-align="center" style:justify-single-word="false" fo:background-color="#666699" style:shadow="none" text:number-lines="false" text:line-number="0">
        <style:tab-stops/>
        <style:background-image/>
      </style:paragraph-properties>
      <style:text-properties fo:color="#ffffff" style:font-name="DejaVu Sans1" fo:font-size="11pt" fo:font-weight="bold" style:font-size-asian="10.5pt" style:font-weight-asian="bold" style:font-weight-complex="bold"/>
    </style:style>
    <style:style style:name="Tabellen_20_Inhalt_20_2" style:display-name="Tabellen Inhalt 2" style:family="paragraph" style:parent-style-name="Table_20_Contents" style:class="extra">
      <style:paragraph-properties fo:margin-left="0cm" fo:margin-right="0cm" fo:text-indent="0cm" style:auto-text-indent="false"/>
      <style:text-properties style:font-name="DejaVu Sans2" fo:font-weight="150" style:font-size-asian="10.5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text-align="start" style:justify-single-word="false"/>
      <style:text-properties fo:font-size="22pt" fo:font-weight="normal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9pt" fo:font-weight="150" style:font-size-asian="10.5pt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 fo:font-weight="150" style:font-size-asian="10.5pt"/>
    </style:style>
    <style:style style:name="Source_20_Text" style:display-name="Source Text" style:family="text">
      <style:text-properties style:font-name="DejaVu Sans Mono" style:font-name-asian="Bitstream Vera Sans Mono" style:font-size-asian="10.5pt" style:font-name-complex="Bitstream Vera Sans Mono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mall" style:family="text">
      <style:text-properties fo:color="#4c4c4c" fo:font-size="80%" style:font-size-asian="10.5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footer>
        <text:p text:style-name="Footer"><text:tab/><text:tab/>wiki2xhtml.sf.net</text:p>
      </style:footer>
    </style:master-page>
    <style:master-page style:name="Endnote" style:page-layout-name="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08-12T06:46:05</meta:creation-date>
    <dc:date>2008-08-12T17:45:09</dc:date>
    <meta:editing-cycles>5</meta:editing-cycles>
    <meta:editing-duration>PT9M20S</meta:editing-duration>
    <meta:template xlink:type="simple" xlink:actuate="onRequest" xlink:href="../../../../Documents/Templates/wiki2xhtml.ott" xlink:title="wiki2xhtml" meta:date="2008-08-12T07:07:59"/>
    <meta:user-defined meta:name="Autor">Simon A. Eugster, hb9eia</meta:user-defined>
    <meta:user-defined meta:name="Info 2"/>
    <meta:user-defined meta:name="Info 3"/>
    <meta:user-defined meta:name="Info 4"/>
    <meta:document-statistic meta:table-count="0" meta:image-count="0" meta:object-count="0" meta:page-count="2" meta:paragraph-count="26" meta:word-count="598" meta:character-count="3603"/>
  </office:meta>
</office:document-meta>
</file>